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34" style:family="paragraph" style:parent-style-name="Standard">
      <style:text-properties officeooo:rsid="00114883" officeooo:paragraph-rsid="00114883"/>
    </style:style>
    <style:style style:name="P235" style:family="paragraph" style:parent-style-name="Standard">
      <style:paragraph-properties fo:text-align="start" style:justify-single-word="false"/>
      <style:text-properties officeooo:rsid="00114a78" officeooo:paragraph-rsid="00114a78"/>
    </style:style>
    <style:style style:name="P236" style:family="paragraph" style:parent-style-name="Standard">
      <style:paragraph-properties fo:text-align="start" style:justify-single-word="false"/>
      <style:text-properties officeooo:paragraph-rsid="0012d949"/>
    </style:style>
    <style:style style:name="P237" style:family="paragraph" style:parent-style-name="Standard">
      <style:paragraph-properties fo:text-align="start" style:justify-single-word="false"/>
      <style:text-properties officeooo:rsid="0012d949" officeooo:paragraph-rsid="0012d949"/>
    </style:style>
    <style:style style:name="P238" style:family="paragraph" style:parent-style-name="Standard">
      <style:paragraph-properties fo:text-align="start" style:justify-single-word="false"/>
      <style:text-properties officeooo:rsid="0012d949" officeooo:paragraph-rsid="0014b531"/>
    </style:style>
    <style:style style:name="P239" style:family="paragraph" style:parent-style-name="Standard">
      <style:paragraph-properties fo:text-align="start" style:justify-single-word="false"/>
      <style:text-properties officeooo:rsid="0023ab34" officeooo:paragraph-rsid="0023ab34"/>
    </style:style>
    <style:style style:name="P240" style:family="paragraph" style:parent-style-name="Standard">
      <style:paragraph-properties fo:text-align="justify" style:justify-single-word="false"/>
      <style:text-properties officeooo:rsid="002560c4" officeooo:paragraph-rsid="002560c4"/>
    </style:style>
    <style:style style:name="P241" style:family="paragraph" style:parent-style-name="Standard">
      <style:paragraph-properties fo:text-align="justify" style:justify-single-word="false"/>
      <style:text-properties officeooo:rsid="00267a66" officeooo:paragraph-rsid="00267a66"/>
    </style:style>
    <style:style style:name="P24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4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4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4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4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4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5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5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5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6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6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6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6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6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6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6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6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6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70"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78"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79"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6"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301"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aee866"/>
    </style:style>
    <style:style style:name="T139" style:family="text">
      <style:text-properties officeooo:rsid="01b090c8"/>
    </style:style>
    <style:style style:name="T140" style:family="text">
      <style:text-properties officeooo:rsid="01b20cf6"/>
    </style:style>
    <style:style style:name="T141" style:family="text">
      <style:text-properties officeooo:rsid="01b503bd"/>
    </style:style>
    <style:style style:name="T142" style:family="text">
      <style:text-properties officeooo:rsid="01b808be"/>
    </style:style>
    <style:style style:name="T143" style:family="text">
      <style:text-properties officeooo:rsid="01ba819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2468240162909947263" text:style-name="L1">
        <text:list-item>
          <text:p text:style-name="P242">жить в сейчас;</text:p>
        </text:list-item>
        <text:list-item>
          <text:p text:style-name="P243">зрелость;</text:p>
        </text:list-item>
        <text:list-item>
          <text:p text:style-name="P243">подлиность;</text:p>
        </text:list-item>
        <text:list-item>
          <text:p text:style-name="P243">отвественность за свое действие и жизнь;</text:p>
        </text:list-item>
        <text:list-item>
          <text:p text:style-name="P243">ответная реакция — способность;</text:p>
        </text:list-item>
        <text:list-item>
          <text:p text:style-name="P243">в сейчас доступно проявление творческого подхода;</text:p>
        </text:list-item>
      </text:list>
      <text:p text:style-name="P21"/>
      <text:p text:style-name="P23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3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3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3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3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3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3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3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36"><text:span text:style-name="T36"><text:tab/></text:span><text:span text:style-name="T42">Реальность и восприятие. </text:span><text:span text:style-name="T36">Существует различие между следующими понятиями:</text:span></text:p>
      <text:list xml:id="list2486174148009436056" text:style-name="L2">
        <text:list-item>
          <text:p text:style-name="P244">мир;</text:p>
        </text:list-item>
        <text:list-item>
          <text:p text:style-name="P244">наша реакция на этот мир.</text:p>
        </text:list-item>
      </text:list>
      <text:p text:style-name="P23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3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3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37"><text:span text:style-name="T37"><text:tab/></text:span><text:span text:style-name="T41">О причинной связи.</text:span><text:span text:style-name="T37"> У всего должна быть причина.</text:span></text:p>
      <text:p text:style-name="P26"/>
      <text:p text:style-name="P23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3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3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3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3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3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3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3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3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3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3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3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3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3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128585990088655356" text:style-name="L3">
        <text:list-item>
          <text:p text:style-name="P245">она просто является тем, чем является;</text:p>
        </text:list-item>
        <text:list-item>
          <text:p text:style-name="P245">она понимает, что существует; неправильно говорить, что она «в нас» или что мы в «в ней».</text:p>
        </text:list-item>
      </text:list>
      <text:p text:style-name="P39"/>
      <text:p text:style-name="P23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4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4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4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4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4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4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2579389412075750657" text:style-name="L4">
        <text:list-item>
          <text:p text:style-name="P246">занимать место в социальной структуре общества;</text:p>
        </text:list-item>
        <text:list-item>
          <text:p text:style-name="P24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4047448224132437709" text:style-name="L5">
        <text:list-item>
          <text:p text:style-name="P247"><text:s/>человек ек дает себе раскрыться и быть полностью собой;</text:p>
        </text:list-item>
        <text:list-item>
          <text:p text:style-name="P24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151003943401646669" text:style-name="L6">
        <text:list-item>
          <text:p text:style-name="P248">взять какую-нибудь нерешенную проблему;</text:p>
        </text:list-item>
        <text:list-item>
          <text:p text:style-name="P248">рассмотреть проблему с разных сторон;</text:p>
        </text:list-item>
        <text:list-item>
          <text:p text:style-name="P248">по-новому подойти к старому способу решения проблемы;</text:p>
        </text:list-item>
        <text:list-item>
          <text:p text:style-name="P248">поверить в свою идею и действовать!</text:p>
        </text:list-item>
      </text:list>
      <text:p text:style-name="P61"/>
      <text:p text:style-name="P61"><text:tab/><text:span text:style-name="T9">Пять этапов при формулировке идеи:</text:span></text:p>
      <text:list xml:id="list825684640047863341" text:style-name="L7">
        <text:list-item>
          <text:p text:style-name="P249">подберите материал;</text:p>
        </text:list-item>
        <text:list-item>
          <text:p text:style-name="P249">проработайте детали;</text:p>
        </text:list-item>
        <text:list-item>
          <text:p text:style-name="P249">расслабьтесь и не думайте об этом;</text:p>
        </text:list-item>
        <text:list-item>
          <text:p text:style-name="P249"><text:soft-page-break/>будьте готовы распознать и принять идею, когда она появится;</text:p>
        </text:list-item>
        <text:list-item>
          <text:p text:style-name="P24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810821516376089310" text:style-name="L8">
        <text:list-item>
          <text:p text:style-name="P250">предпосылка — это предположение;</text:p>
        </text:list-item>
        <text:list-item>
          <text:p text:style-name="P25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1406724981789098260" text:style-name="L9">
        <text:list-item>
          <text:p text:style-name="P251">предпосылка;</text:p>
        </text:list-item>
        <text:list-item>
          <text:p text:style-name="P251">вывод.</text:p>
        </text:list-item>
      </text:list>
      <text:p text:style-name="P79"/>
      <text:p text:style-name="P79"><text:tab/><text:span text:style-name="T9">Два вида аргументации. </text:span>В логике существует два вида аргументации:</text:p>
      <text:list xml:id="list321984183141856953" text:style-name="L10">
        <text:list-item>
          <text:p text:style-name="P252">дедуктивная;</text:p>
        </text:list-item>
        <text:list-item>
          <text:p text:style-name="P25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081597988797747932" text:style-name="L11">
        <text:list-item>
          <text:p text:style-name="P253">полное подтверждение: все S есть P;</text:p>
        </text:list-item>
        <text:list-item>
          <text:p text:style-name="P253">полное отрицание: S не есть P;</text:p>
        </text:list-item>
        <text:list-item>
          <text:p text:style-name="P253">частичное подтверждение: несколько S есть P;</text:p>
        </text:list-item>
        <text:list-item>
          <text:p text:style-name="P25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144894332604966955" text:style-name="L12">
        <text:list-item>
          <text:p text:style-name="P254">довод, построенный от следствия к причине;</text:p>
        </text:list-item>
        <text:list-item>
          <text:p text:style-name="P254">знание, полученное на опыте.</text:p>
        </text:list-item>
      </text:list>
      <text:p text:style-name="P81"/>
      <text:p text:style-name="P81"><text:tab/><text:span text:style-name="T9">Априори.</text:span> Под априори понимается:</text:p>
      <text:list xml:id="list4417554825147147257" text:style-name="L13">
        <text:list-item>
          <text:p text:style-name="P255">довод, построенный от причины к следствию;</text:p>
        </text:list-item>
        <text:list-item>
          <text:p text:style-name="P25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8799410435538581175" text:style-name="L14">
        <text:list-item>
          <text:p text:style-name="P256"><text:soft-page-break/>то, что свойсвтенно многим предметам (например, красными являются все предметы красного цвета). <text:s/>Один во множестве;</text:p>
        </text:list-item>
        <text:list-item>
          <text:p text:style-name="P25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811998997587460594" text:style-name="L15">
        <text:list-item>
          <text:p text:style-name="P257">единственное в своем роде, индивидуальное, отличное от класса предметов или всеобщего;</text:p>
        </text:list-item>
        <text:list-item>
          <text:p text:style-name="P25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842691438598097458" text:style-name="L16">
        <text:list-item>
          <text:p text:style-name="P258">надо начать с некоторых предпосылок;</text:p>
        </text:list-item>
        <text:list-item>
          <text:p text:style-name="P258">затем путем приведения доказательств подвести противника;</text:p>
        </text:list-item>
        <text:list-item>
          <text:p text:style-name="P25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618754038504549342" text:style-name="L17">
        <text:list-item>
          <text:p text:style-name="P259">если истинность первого суждения подвергается сомнению;</text:p>
        </text:list-item>
        <text:list-item>
          <text:p text:style-name="P259">если из первоначальной предпосылки логично вытекают и другие предпосылки;</text:p>
        </text:list-item>
        <text:list-item>
          <text:p text:style-name="P25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42241579218387015" text:style-name="L18">
        <text:list-item>
          <text:p text:style-name="P260">знаем ли мы, что Бог существует?</text:p>
        </text:list-item>
        <text:list-item>
          <text:p text:style-name="P260">откуда мы знаем, что Бог существует?</text:p>
        </text:list-item>
        <text:list-item>
          <text:p text:style-name="P260">что мы имеем в виду под существованием Бога?</text:p>
        </text:list-item>
        <text:list-item>
          <text:p text:style-name="P26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33"><text:tab/>Шесть основных принципов обучения:</text:p>
      <text:list xml:id="list7889922797881671243" text:style-name="L19">
        <text:list-item>
          <text:p text:style-name="P261">мотивировать учеников;</text:p>
        </text:list-item>
        <text:list-item>
          <text:p text:style-name="P261">поддерживать внимание учеников;</text:p>
        </text:list-item>
        <text:list-item>
          <text:p text:style-name="P261"><text:soft-page-break/>ставить на первое место умственную активность (обсуждение, вопросы, лекции);</text:p>
        </text:list-item>
        <text:list-item>
          <text:p text:style-name="P262">четко обрисовывать картину того, что надо учить;</text:p>
        </text:list-item>
        <text:list-item>
          <text:p text:style-name="P26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6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628848154083741615" text:style-name="L20">
        <text:list-item>
          <text:p text:style-name="P263">хранить секрет;</text:p>
        </text:list-item>
        <text:list-item>
          <text:p text:style-name="P263">забывать обиду;</text:p>
        </text:list-item>
        <text:list-item>
          <text:p text:style-name="P26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625796174349640460" text:style-name="L21">
        <text:list-item>
          <text:p text:style-name="P264">с чего начинается плохое и хорошее поведение?</text:p>
        </text:list-item>
        <text:list-item>
          <text:p text:style-name="P26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594766205070242391" text:style-name="L22">
        <text:list-item>
          <text:p text:style-name="P265">Объективная теория этики: добродетель объективна (теория Платона), следовательно, ее невозможно определить.</text:p>
        </text:list-item>
        <text:list-item>
          <text:p text:style-name="P26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6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6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text:soft-page-break/>Противоборство</text:p>
      <text:p text:style-name="P270"/>
      <text:p text:style-name="P271"><text:tab/><text:span text:style-name="T9">Не подвергай мастерство испытанию.</text:span> Вначале это оказывается дружелюбием, а затем оборачивается антагонизмом.</text:p>
      <text:p text:style-name="P271"/>
      <text:p text:style-name="P272"><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72"/>
      <text:p text:style-name="P273"><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73"/>
      <text:p text:style-name="P274"><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74"/>
      <text:p text:style-name="P275"><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75"/>
      <text:p text:style-name="P276"><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76"/>
      <text:p text:style-name="P277"><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77"/>
      <text:p text:style-name="P277"><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77"/>
      <text:p text:style-name="P278"><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78"/>
      <text:p text:style-name="P278"/>
      <text:p text:style-name="P278"/>
      <text:p text:style-name="P278"/>
      <text:p text:style-name="P278"/>
      <text:p text:style-name="P279"><text:soft-page-break/>Приспособляемость</text:p>
      <text:p text:style-name="P279"/>
      <text:p text:style-name="P280"><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80"/>
      <text:p text:style-name="P281"><text:tab/><text:span text:style-name="T9">Почему важно приспосабливаться?</text:span> Неспособность приспосабливатья ведет к разочарованиям.</text:p>
      <text:p text:style-name="P281"/>
      <text:p text:style-name="P282"><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82"/>
      <text:p text:style-name="P283"><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83"/>
      <text:p text:style-name="P283"><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83"/>
      <text:p text:style-name="P284"><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84"/>
      <text:p text:style-name="P285"><text:tab/><text:span text:style-name="T9">Изменения неизменны.</text:span> Меняться вместе с тем, что изменяется, это неизменное состояние.</text:p>
      <text:p text:style-name="P285"/>
      <text:p text:style-name="P286"><text:tab/><text:span text:style-name="T9">О чередовании.</text:span> Поток движений заключается в их чередовании.</text:p>
      <text:p text:style-name="P286"/>
      <text:p text:style-name="P287"><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87"/>
      <text:p text:style-name="P288"><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88"/>
      <text:p text:style-name="P289"><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89"/>
      <text:p text:style-name="P290"><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Философия</text:p>
      <text:p text:style-name="P291"/>
      <text:p text:style-name="P292"><text:tab/><text:span text:style-name="T9">Изучайте философию.</text:span> Читайте разные книги и выявляйте главное, стиль, премущества и недостатки.</text:p>
      <text:p text:style-name="P292"/>
      <text:p text:style-name="P293"><text:tab/><text:span text:style-name="T9">Почему важно читать. </text:span>Чтение, если читать специально, это пища для ума.</text:p>
      <text:p text:style-name="P293"/>
      <text:p text:style-name="P294"><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94"/>
      <text:p text:style-name="P295"><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555963347153761128" text:style-name="L23">
        <text:list-item>
          <text:p text:style-name="P296">что наступает после того, как ты одержал победу?</text:p>
        </text:list-item>
        <text:list-item>
          <text:p text:style-name="P296">почему люди так высоко ценят победу?</text:p>
        </text:list-item>
        <text:list-item>
          <text:p text:style-name="P296">что есть «слава»?</text:p>
        </text:list-item>
        <text:list-item>
          <text:p text:style-name="P296">какой вид «победы» может принести «славу»?</text:p>
        </text:list-item>
      </text:list>
      <text:p text:style-name="P295"/>
      <text:p text:style-name="P295"><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95"/>
      <text:p text:style-name="P297"><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97"/>
      <text:p text:style-name="P298"><text:tab/><text:span text:style-name="T9">Опасность для философии заключается в том, ч</text:span><text:span text:style-name="T29">т</text:span><text:span text:style-name="T9">о она станет сугубо теоретической.</text:span> <text:span text:style-name="T139">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98"/>
      <text:p text:style-name="P299"><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99"/>
      <text:p text:style-name="P300"><text:soft-page-break/><text:span text:style-name="T140"><text:tab/></text:span><text:span text:style-name="T30">Болезнь философии. </text:span><text:span text:style-name="T140">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300"/>
      <text:p text:style-name="P300"><text:span text:style-name="T141"><text:tab/></text:span><text:span text:style-name="T31">Философия часто стремится сделать из реальности проблему. </text:span><text:span text:style-name="T141">В жизни</text:span> <text:span text:style-name="T141">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300"/>
      <text:p text:style-name="P301"><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301"/>
      <text:p text:style-name="P302"><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2">Они подчеркивают опытный, гипотетически экспериментальный и саморегулирующийся характер науки.</text:span></text:p>
      <text:p text:style-name="P302"/>
      <text:p text:style-name="P303"><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3">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1:18:56.888643485</dc:date>
    <meta:editing-duration>PT12H47M46S</meta:editing-duration>
    <meta:editing-cycles>361</meta:editing-cycles>
    <meta:generator>LibreOffice/5.1.6.2$Linux_X86_64 LibreOffice_project/10m0$Build-2</meta:generator>
    <meta:document-statistic meta:table-count="0" meta:image-count="0" meta:object-count="0" meta:page-count="78" meta:paragraph-count="686" meta:word-count="16806" meta:character-count="116343" meta:non-whitespace-character-count="99560"/>
  </office:meta>
</office:document-meta>
</file>